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467886" style:text-underline-style="solid" style:text-underline-type="single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color="#FF0000"/>
    </style:style>
    <style:style style:name="ce5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6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8" style:family="table-cell" style:parent-style-name="Default" style:data-style-name="N21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9" style:family="table-cell" style:parent-style-name="Default" style:data-style-name="N37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0000" style:font-name="Aptos Narrow" style:font-name-asian="Aptos Narrow" style:font-name-complex="Aptos Narrow"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fo:font-style="italic" style:font-style-asian="italic" style:font-style-complex="italic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15" style:family="table-cell" style:parent-style-name="Excel_32_Built-in_32_Normal" style:data-style-name="N0">
      <style:table-cell-properties fo:border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6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7" style:family="table-cell" style:parent-style-name="Default" style:data-style-name="N0">
      <style:text-properties fo:font-style="italic" style:font-style-asian="italic" style:font-style-complex="italic" style:text-underline-style="solid" style:text-underline-type="single"/>
    </style:style>
    <style:style style:name="ce18" style:family="table-cell" style:parent-style-name="Default" style:data-style-name="N0">
      <style:text-properties fo:font-style="italic" style:font-style-asian="italic" style:font-style-complex="italic"/>
    </style:style>
    <style:style style:name="ce19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0" style:family="table-cell" style:parent-style-name="Default" style:data-style-name="N21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fo:font-style="italic" style:font-style-asian="italic" style:font-style-complex="italic"/>
    </style:style>
    <style:style style:name="ce21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2" style:family="table-cell" style:parent-style-name="Excel_32_Built-in_32_Norma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3" style:family="table-cell" style:parent-style-name="Hyperlink" style:data-style-name="N0">
      <style:table-cell-properties style:vertical-align="middle" fo:background-color="transparent" style:repeat-content="false"/>
      <style:paragraph-properties fo:text-align="start" fo:margin-left="0cm"/>
      <style:text-properties fo:color="#467886" style:text-underline-style="solid" style:text-underline-type="single"/>
    </style:style>
    <style:style style:name="ce2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5" style:family="table-cell" style:parent-style-name="Default" style:data-style-name="N0">
      <style:table-cell-properties fo:border-top="none" fo:border-bottom="none" fo:border-left="thin solid #51154A" fo:border-right="none"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6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7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28" style:family="table-cell" style:parent-style-name="Default" style:data-style-name="N37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middle" fo:wrap-option="wrap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0" style:family="table-cell" style:parent-style-name="Excel_32_Built-in_32_Norma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31" style:family="table-cell" style:parent-style-name="Default" style:data-style-name="N0">
      <style:table-cell-properties fo:border-top="thin solid #51154A" fo:border-bottom="none" fo:border-left="thin solid #51154A" fo:border-right="none"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32" style:family="table-cell" style:parent-style-name="Default" style:data-style-name="N0">
      <style:table-cell-properties fo:border-top="thin solid #51154A" fo:border-bottom="none" fo:border-left="none" fo:border-right="none" style:vertical-align="middle" fo:wrap-option="wrap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3" style:family="table-cell" style:parent-style-name="Default" style:data-style-name="N21">
      <style:table-cell-properties fo:border-top="thin solid #51154A" fo:border-bottom="none" fo:border-left="none" fo:border-right="none"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3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5" style:family="table-cell" style:parent-style-name="Excel_32_Built-in_32_Normal" style:data-style-name="N0">
      <style:table-cell-properties fo:border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37" style:family="table-cell" style:parent-style-name="Excel_32_Built-in_32_Normal" style:data-style-name="N0">
      <style:table-cell-properties fo:border-top="none" fo:border-bottom="2pt solid #000000" fo:border-left="2pt solid #000000" fo:border-right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8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9" style:family="table-cell" style:parent-style-name="Excel_32_Built-in_32_Normal" style:data-style-name="N0">
      <style:table-cell-properties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42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9875cm" style:use-optimal-column-width="true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2.83104166666667cm" style:use-optimal-column-width="true"/>
    </style:style>
    <style:style style:name="co5" style:family="table-column">
      <style:table-column-properties fo:break-before="auto" style:column-width="3.86291666666667cm" style:use-optimal-column-width="true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2.38125cm"/>
    </style:style>
    <style:style style:name="co8" style:family="table-column">
      <style:table-column-properties fo:break-before="auto" style:column-width="5.3975cm" style:use-optimal-column-width="true"/>
    </style:style>
    <style:style style:name="co9" style:family="table-column">
      <style:table-column-properties fo:break-before="auto" style:column-width="7.540625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2.4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name="ce43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25])" style:apply-style-name="cf9" style:base-cell-address="README.H25"/>
      <style:map style:condition="of:is-true-formula([.#REF!]&lt;[.$G25])" style:apply-style-name="cf6" style:base-cell-address="README.H25"/>
    </style:style>
    <style:style style:name="ce4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25])" style:apply-style-name="cf9" style:base-cell-address="README.E25"/>
      <style:map style:condition="of:is-true-formula([.#REF!]&gt;[.$G25])" style:apply-style-name="cf6" style:base-cell-address="README.E25"/>
    </style:style>
    <style:style style:name="ce45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0000" style:font-name="Aptos Narrow" style:font-name-asian="Aptos Narrow" style:font-name-complex="Aptos Narrow" fo:font-size="11pt" style:font-size-asian="11pt" style:font-size-complex="11pt"/>
      <style:map style:condition="of:is-true-formula([.#REF!]&lt;[.$G25])" style:apply-style-name="cf9" style:base-cell-address="README.F25"/>
      <style:map style:condition="of:is-true-formula([.#REF!]&gt;[.$G25])" style:apply-style-name="cf6" style:base-cell-address="README.F25"/>
    </style:style>
    <style:style style:name="ce4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9" style:base-cell-address="A_vous_de_jouer.H8"/>
      <style:map style:condition="of:is-true-formula([.#REF!]&lt;[.$G8])" style:apply-style-name="cf6" style:base-cell-address="A_vous_de_jouer.H8"/>
    </style:style>
    <style:style style:name="ce47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9" style:base-cell-address="A_vous_de_jouer.H8"/>
      <style:map style:condition="of:is-true-formula([.#REF!]&lt;[.$G8])" style:apply-style-name="cf6" style:base-cell-address="A_vous_de_jouer.H8"/>
    </style:style>
    <style:style style:name="ce48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9" style:base-cell-address="A_vous_de_jouer.E8"/>
      <style:map style:condition="of:is-true-formula([.#REF!]&gt;[.$G8])" style:apply-style-name="cf6" style:base-cell-address="A_vous_de_jouer.E8"/>
    </style:style>
    <style:style style:name="ce49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9" style:base-cell-address="A_vous_de_jouer.E8"/>
      <style:map style:condition="of:is-true-formula([.#REF!]&gt;[.$G8])" style:apply-style-name="cf6" style:base-cell-address="A_vous_de_jouer.E8"/>
    </style:style>
    <style:style style:name="ce5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18])" style:apply-style-name="cf9" style:base-cell-address="A_vous_de_jouer.E19"/>
      <style:map style:condition="of:is-true-formula([.#REF!]&gt;[.$G18])" style:apply-style-name="cf6" style:base-cell-address="A_vous_de_jouer.E19"/>
    </style:style>
    <style:style style:name="ce5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9" style:base-cell-address="A_vous_de_jouer.F8"/>
      <style:map style:condition="of:is-true-formula([.#REF!]&gt;[.$G8])" style:apply-style-name="cf6" style:base-cell-address="A_vous_de_jouer.F8"/>
    </style:style>
    <style:style style:name="ce52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9" style:base-cell-address="A_vous_de_jouer.F8"/>
      <style:map style:condition="of:is-true-formula([.#REF!]&gt;[.$G8])" style:apply-style-name="cf6" style:base-cell-address="A_vous_de_jouer.F8"/>
    </style:style>
    <style:style style:name="ce53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#REF!])" style:apply-style-name="cf7" style:base-cell-address="A_vous_de_jouer.H48"/>
      <style:map style:condition="of:is-true-formula([.#REF!]&gt;[.#REF!])" style:apply-style-name="cf8" style:base-cell-address="A_vous_de_jouer.H48"/>
      <style:map style:condition="of:is-true-formula([.#REF!]&gt;[.$G58])" style:apply-style-name="cf9" style:base-cell-address="A_vous_de_jouer.H58"/>
      <style:map style:condition="of:is-true-formula([.#REF!]&lt;[.$G58])" style:apply-style-name="cf6" style:base-cell-address="A_vous_de_jouer.H58"/>
    </style:style>
    <style:style style:name="ce5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7" style:base-cell-address="A_vous_de_jouer.E48"/>
      <style:map style:condition="of:is-true-formula([.#REF!]&lt;[.#REF!])" style:apply-style-name="cf8" style:base-cell-address="A_vous_de_jouer.E48"/>
      <style:map style:condition="of:is-true-formula([.#REF!]&lt;[.$G48])" style:apply-style-name="cf9" style:base-cell-address="A_vous_de_jouer.E48"/>
      <style:map style:condition="of:is-true-formula([.#REF!]&gt;[.$G48])" style:apply-style-name="cf6" style:base-cell-address="A_vous_de_jouer.E48"/>
    </style:style>
    <style:style style:name="ce55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7" style:base-cell-address="A_vous_de_jouer.H60"/>
      <style:map style:condition="of:is-true-formula([.#REF!]&lt;[.#REF!])" style:apply-style-name="cf8" style:base-cell-address="A_vous_de_jouer.H60"/>
      <style:map style:condition="of:is-true-formula([.#REF!]&lt;[.$G60])" style:apply-style-name="cf9" style:base-cell-address="A_vous_de_jouer.H60"/>
      <style:map style:condition="of:is-true-formula([.#REF!]&gt;[.$G60])" style:apply-style-name="cf6" style:base-cell-address="A_vous_de_jouer.H60"/>
    </style:style>
    <style:style style:name="ce5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9" style:base-cell-address="A_vous_de_jouer.H8"/>
      <style:map style:condition="of:is-true-formula([.#REF!]&lt;[.$G8])" style:apply-style-name="cf6" style:base-cell-address="A_vous_de_jouer.H8"/>
      <style:map style:condition="of:is-true-formula([.#REF!]&lt;[.#REF!])" style:apply-style-name="cf7" style:base-cell-address="A_vous_de_jouer.H48"/>
      <style:map style:condition="of:is-true-formula([.#REF!]&gt;[.#REF!])" style:apply-style-name="cf8" style:base-cell-address="A_vous_de_jouer.H48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ADME" table:style-name="ta1">
        <table:table-column table:style-name="co1" table:number-columns-repeated="5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13">
            <text:p>Rappel des règles :</text:p>
          </table:table-cell>
          <table:covered-table-cell table:number-columns-repeated="5"/>
          <table:table-cell table:number-columns-repeated="2" table:style-name="ce1"/>
          <table:table-cell office:value-type="string" table:style-name="ce1">
            <text:p>Pour les amateurs de statistiques :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Chaque participant fournit ses pronostics pour tous les matchs joués (<text:span text:style-name="T2">indiquer le score</text:span>)</text:p>
          </table:table-cell>
          <table:table-cell table:number-columns-repeated="7" table:style-name="ce1"/>
          <table:table-cell office:value-type="string" table:style-name="ce2">
            <text:p><text:a xlink:href="https://www.uefa.com/european-qualifiers/statistics/">Stats UEFA sur les qualifications à l'Euro</text:a>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Bon résultat = +3 pt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Bon écart de buts = +1 pt</text:p>
          </table:table-cell>
          <table:table-cell table:number-columns-repeated="6" table:style-name="ce1"/>
          <table:table-cell office:value-type="string" table:style-name="ce2">
            <text:p><text:a xlink:href="https://fbref.com/en/">Fbref : Stats sur joueurs individuels lors des saisons en club</text:a>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Score exact = +1 pt</text:p>
          </table:table-cell>
          <table:table-cell table:number-columns-repeated="16382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! Attention, le football de sélection est encore plus difficile à modéliser que celui en club!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Le poids des pronostics augmente au fur et à mesure du tournoi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Phase</text:p>
          </table:table-cell>
          <table:table-cell table:style-name="ce1"/>
          <table:table-cell office:value-type="string" table:style-name="ce1">
            <text:p>Coefficient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Phase de poul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8e de finale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Quarts de finale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Demi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Finale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7" table:number-rows-spanned="1" table:style-name="ce14">
            <text:p>Un coefficient bonus x2 est appliqué aux matchs<text:s/><text:span text:style-name="T4">de poules</text:span><text:s/>de la France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Deux questions bonus: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20 pts</text:p>
          </table:table-cell>
          <table:table-cell office:value-type="string" table:style-name="ce1">
            <text:p>Meilleur buteur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15 pts</text:p>
          </table:table-cell>
          <table:table-cell office:value-type="string" table:style-name="ce1">
            <text:p>Meilleur joueur (i.e. celui qui sera nommé par l'UEFA à la fin du tournoi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4"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4">
            <text:p>Les pronostics doivent être envoyés avant les dates indiquées dans les lignes oranges</text:p>
          </table:table-cell>
          <table:table-cell table:number-columns-repeated="16382" table:style-name="ce1"/>
        </table:table-row>
        <table:table-row table:style-name="ro4">
          <table:table-cell office:value-type="string" table:number-columns-spanned="10" table:number-rows-spanned="1" table:style-name="ce15">
            <text:p>Exemple</text:p>
          </table:table-cell>
          <table:covered-table-cell table:number-columns-repeated="9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16">
            <text:p>Deadlines pour envoi</text:p>
          </table:table-cell>
          <table:covered-table-cell table:number-columns-repeated="7"/>
          <table:table-cell table:style-name="ce5"/>
          <table:table-cell table:style-name="ce6"/>
          <table:table-cell table:number-columns-repeated="16374"/>
        </table:table-row>
        <table:table-row table:style-name="ro6">
          <table:table-cell office:value-type="string" table:style-name="ce7">
            <text:p>n° match</text:p>
          </table:table-cell>
          <table:table-cell office:value-type="string" table:style-name="ce7">
            <text:p>groupe</text:p>
          </table:table-cell>
          <table:table-cell office:value-type="string" table:style-name="ce8">
            <text:p>jour</text:p>
          </table:table-cell>
          <table:table-cell office:value-type="string" table:style-name="ce9">
            <text:p>heure</text:p>
          </table:table-cell>
          <table:table-cell office:value-type="string" table:style-name="ce44">
            <text:p>Pays A</text:p>
          </table:table-cell>
          <table:table-cell office:value-type="float" office:value="0" table:style-name="ce45">
            <text:p>0</text:p>
          </table:table-cell>
          <table:table-cell office:value-type="float" office:value="2" table:style-name="ce45">
            <text:p>2</text:p>
          </table:table-cell>
          <table:table-cell office:value-type="string" table:style-name="ce43">
            <text:p>Pays B</text:p>
          </table:table-cell>
          <table:table-cell table:number-columns-repeated="2" table:style-name="ce11"/>
          <table:table-cell table:number-columns-repeated="16374"/>
        </table:table-row>
        <table:table-row table:style-name="ro6">
          <table:table-cell office:value-type="string" table:style-name="ce7">
            <text:p>n° match</text:p>
          </table:table-cell>
          <table:table-cell office:value-type="string" table:style-name="ce7">
            <text:p>groupe</text:p>
          </table:table-cell>
          <table:table-cell office:value-type="string" table:style-name="ce8">
            <text:p>jour</text:p>
          </table:table-cell>
          <table:table-cell office:value-type="string" table:style-name="ce9">
            <text:p>heure</text:p>
          </table:table-cell>
          <table:table-cell office:value-type="string" table:style-name="ce44">
            <text:p>Pays C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5">
            <text:p>1</text:p>
          </table:table-cell>
          <table:table-cell office:value-type="string" table:style-name="ce43">
            <text:p>Pays D</text:p>
          </table:table-cell>
          <table:table-cell table:style-name="ce12"/>
          <table:table-cell table:style-name="ce11"/>
          <table:table-cell table:number-columns-repeated="16374"/>
        </table:table-row>
        <table:table-row table:number-rows-repeated="1048550" table:style-name="ro2">
          <table:table-cell table:number-columns-repeated="16384"/>
        </table:table-row>
      </table:table>
      <table:table table:name="A_vous_de_jouer" table:style-name="ta2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5" table:default-cell-style-name="ce1"/>
        <table:table-row table:style-name="ro4">
          <table:table-cell office:value-type="string" table:number-columns-spanned="8" table:number-rows-spanned="1" table:style-name="ce35">
            <text:p>Exemple</text:p>
          </table:table-cell>
          <table:covered-table-cell table:number-columns-repeated="7"/>
          <table:table-cell table:number-columns-repeated="16376" table:style-name="ce1"/>
        </table:table-row>
        <table:table-row table:style-name="ro5">
          <table:table-cell office:value-type="string" table:number-columns-spanned="8" table:number-rows-spanned="1" table:style-name="ce16">
            <text:p>deadline pour envoi<text:s/></text:p>
          </table:table-cell>
          <table:covered-table-cell table:number-columns-repeated="7"/>
          <table:table-cell office:value-type="string" table:style-name="ce17">
            <text:p>contact à qui envoyer les pronostics</text:p>
          </table:table-cell>
          <table:table-cell table:number-columns-repeated="16375" table:style-name="ce1"/>
        </table:table-row>
        <table:table-row table:style-name="ro1">
          <table:table-cell table:number-columns-repeated="5" table:style-name="ce18"/>
          <table:table-cell office:value-type="string" table:number-columns-spanned="2" table:number-rows-spanned="1" table:style-name="ce36">
            <text:p>Score (<text:span text:style-name="T3">remplir ces cases)</text:span></text:p>
          </table:table-cell>
          <table:covered-table-cell/>
          <table:table-cell table:style-name="ce18"/>
          <table:table-cell table:number-columns-repeated="16376" table:style-name="ce1"/>
        </table:table-row>
        <table:table-row table:style-name="ro5">
          <table:table-cell office:value-type="string" table:style-name="ce19">
            <text:p>n° match</text:p>
          </table:table-cell>
          <table:table-cell office:value-type="string" table:style-name="ce19">
            <text:p>Groupe (poules)</text:p>
          </table:table-cell>
          <table:table-cell office:value-type="string" table:style-name="ce20">
            <text:p>jour</text:p>
          </table:table-cell>
          <table:table-cell office:value-type="string" table:style-name="ce21">
            <text:p>heure</text:p>
          </table:table-cell>
          <table:table-cell office:value-type="string" table:style-name="ce19">
            <text:p>Pays A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Pays B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19">
            <text:p>n° match</text:p>
          </table:table-cell>
          <table:table-cell office:value-type="string" table:style-name="ce19">
            <text:p>Groupe (poules)</text:p>
          </table:table-cell>
          <table:table-cell office:value-type="string" table:style-name="ce20">
            <text:p>jour</text:p>
          </table:table-cell>
          <table:table-cell office:value-type="string" table:style-name="ce21">
            <text:p>heure</text:p>
          </table:table-cell>
          <table:table-cell office:value-type="string" table:style-name="ce19">
            <text:p>Pays C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Pays D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8" table:number-rows-spanned="1" table:style-name="ce37">
            <text:p>Matchs de Pou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1ère journée: 14 juin 21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number-columns-repeated="16375" table:style-name="ce1"/>
        </table:table-row>
        <table:table-row table:style-name="ro6">
          <table:table-cell office:value-type="float" office:value="1" table:style-name="ce7">
            <text:p>1</text:p>
          </table:table-cell>
          <table:table-cell office:value-type="string" table:style-name="ce7">
            <text:p>A</text:p>
          </table:table-cell>
          <table:table-cell office:value-type="date" office:date-value="2021-06-14T21:00:00" table:style-name="ce8">
            <text:p>14-juin</text:p>
          </table:table-cell>
          <table:table-cell office:value-type="time" office:time-value="PT1064613H0M0S" table:style-name="ce9">
            <text:p>21:00</text:p>
          </table:table-cell>
          <table:table-cell office:value-type="string" table:style-name="ce48">
            <text:p>Allemagne</text:p>
          </table:table-cell>
          <table:table-cell office:value-type="float" office:value="2" table:style-name="ce51">
            <text:p>2</text:p>
          </table:table-cell>
          <table:table-cell office:value-type="float" office:value="0" table:style-name="ce51">
            <text:p>0</text:p>
          </table:table-cell>
          <table:table-cell office:value-type="string" table:style-name="ce46">
            <text:p>Ecoss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2" table:style-name="ce25">
            <text:p>2</text:p>
          </table:table-cell>
          <table:table-cell office:value-type="string" table:style-name="ce7">
            <text:p>A</text:p>
          </table:table-cell>
          <table:table-cell office:value-type="date" office:date-value="2021-06-15T15:00:00" table:style-name="ce8">
            <text:p>15-juin</text:p>
          </table:table-cell>
          <table:table-cell office:value-type="time" office:time-value="PT1064631H0M0S" table:style-name="ce9">
            <text:p>15:00</text:p>
          </table:table-cell>
          <table:table-cell office:value-type="string" table:style-name="ce48">
            <text:p>Hongrie</text:p>
          </table:table-cell>
          <table:table-cell office:value-type="float" office:value="1" table:style-name="ce51">
            <text:p>1</text:p>
          </table:table-cell>
          <table:table-cell office:value-type="float" office:value="2" table:style-name="ce51">
            <text:p>2</text:p>
          </table:table-cell>
          <table:table-cell office:value-type="string" table:style-name="ce46">
            <text:p>Suiss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3" table:style-name="ce25">
            <text:p>3</text:p>
          </table:table-cell>
          <table:table-cell office:value-type="string" table:style-name="ce7">
            <text:p>B</text:p>
          </table:table-cell>
          <table:table-cell office:value-type="date" office:date-value="2021-06-15T18:00:00" table:style-name="ce8">
            <text:p>15-juin</text:p>
          </table:table-cell>
          <table:table-cell office:value-type="time" office:time-value="PT1064634H0M0S" table:style-name="ce9">
            <text:p>18:00</text:p>
          </table:table-cell>
          <table:table-cell office:value-type="string" table:style-name="ce48">
            <text:p>Espagne</text:p>
          </table:table-cell>
          <table:table-cell office:value-type="float" office:value="2" table:style-name="ce51">
            <text:p>2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Croati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4" table:style-name="ce25">
            <text:p>4</text:p>
          </table:table-cell>
          <table:table-cell office:value-type="string" table:style-name="ce7">
            <text:p>B</text:p>
          </table:table-cell>
          <table:table-cell office:value-type="date" office:date-value="2021-06-15T21:00:00" table:style-name="ce8">
            <text:p>15-juin</text:p>
          </table:table-cell>
          <table:table-cell office:value-type="time" office:time-value="PT1064637H0M0S" table:style-name="ce9">
            <text:p>21:00</text:p>
          </table:table-cell>
          <table:table-cell office:value-type="string" table:style-name="ce48">
            <text:p>Italie</text:p>
          </table:table-cell>
          <table:table-cell office:value-type="float" office:value="3" table:style-name="ce51">
            <text:p>3</text:p>
          </table:table-cell>
          <table:table-cell office:value-type="float" office:value="0" table:style-name="ce51">
            <text:p>0</text:p>
          </table:table-cell>
          <table:table-cell office:value-type="string" table:style-name="ce46">
            <text:p>Albani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5" table:style-name="ce25">
            <text:p>5</text:p>
          </table:table-cell>
          <table:table-cell office:value-type="string" table:style-name="ce7">
            <text:p>D</text:p>
          </table:table-cell>
          <table:table-cell office:value-type="date" office:date-value="2021-06-16T15:00:00" table:style-name="ce8">
            <text:p>16-juin</text:p>
          </table:table-cell>
          <table:table-cell office:value-type="time" office:time-value="PT1064655H0M0S" table:style-name="ce9">
            <text:p>15:00</text:p>
          </table:table-cell>
          <table:table-cell office:value-type="string" table:style-name="ce48">
            <text:p>Pologne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6" table:style-name="ce25">
            <text:p>6</text:p>
          </table:table-cell>
          <table:table-cell office:value-type="string" table:style-name="ce7">
            <text:p>C</text:p>
          </table:table-cell>
          <table:table-cell office:value-type="date" office:date-value="2021-06-16T18:00:00" table:style-name="ce8">
            <text:p>16-juin</text:p>
          </table:table-cell>
          <table:table-cell office:value-type="time" office:time-value="PT1064658H0M0S" table:style-name="ce9">
            <text:p>18:00</text:p>
          </table:table-cell>
          <table:table-cell office:value-type="string" table:style-name="ce48">
            <text:p>Slovénie</text:p>
          </table:table-cell>
          <table:table-cell office:value-type="float" office:value="1" table:style-name="ce51">
            <text:p>1</text:p>
          </table:table-cell>
          <table:table-cell office:value-type="float" office:value="2" table:style-name="ce51">
            <text:p>2</text:p>
          </table:table-cell>
          <table:table-cell office:value-type="string" table:style-name="ce46">
            <text:p>Danemark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7" table:style-name="ce25">
            <text:p>7</text:p>
          </table:table-cell>
          <table:table-cell office:value-type="string" table:style-name="ce7">
            <text:p>C</text:p>
          </table:table-cell>
          <table:table-cell office:value-type="date" office:date-value="2021-06-16T21:00:00" table:style-name="ce8">
            <text:p>16-juin</text:p>
          </table:table-cell>
          <table:table-cell office:value-type="time" office:time-value="PT1064661H0M0S" table:style-name="ce9">
            <text:p>21:00</text:p>
          </table:table-cell>
          <table:table-cell office:value-type="string" table:style-name="ce48">
            <text:p>Serbie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Angleterr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8" table:style-name="ce25">
            <text:p>8</text:p>
          </table:table-cell>
          <table:table-cell office:value-type="string" table:style-name="ce7">
            <text:p>E</text:p>
          </table:table-cell>
          <table:table-cell office:value-type="date" office:date-value="2021-06-17T15:00:00" table:style-name="ce8">
            <text:p>17-juin</text:p>
          </table:table-cell>
          <table:table-cell office:value-type="time" office:time-value="PT1064679H0M0S" table:style-name="ce9">
            <text:p>15:00</text:p>
          </table:table-cell>
          <table:table-cell office:value-type="string" table:style-name="ce48">
            <text:p>Roumanie</text:p>
          </table:table-cell>
          <table:table-cell office:value-type="float" office:value="2" table:style-name="ce51">
            <text:p>2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Ukrain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9" table:style-name="ce25">
            <text:p>9</text:p>
          </table:table-cell>
          <table:table-cell office:value-type="string" table:style-name="ce7">
            <text:p>E</text:p>
          </table:table-cell>
          <table:table-cell office:value-type="date" office:date-value="2021-06-17T18:00:00" table:style-name="ce8">
            <text:p>17-juin</text:p>
          </table:table-cell>
          <table:table-cell office:value-type="time" office:time-value="PT1064682H0M0S" table:style-name="ce9">
            <text:p>18:00</text:p>
          </table:table-cell>
          <table:table-cell office:value-type="string" table:style-name="ce48">
            <text:p>Belgique</text:p>
          </table:table-cell>
          <table:table-cell office:value-type="float" office:value="2" table:style-name="ce51">
            <text:p>2</text:p>
          </table:table-cell>
          <table:table-cell office:value-type="float" office:value="0" table:style-name="ce51">
            <text:p>0</text:p>
          </table:table-cell>
          <table:table-cell office:value-type="string" table:style-name="ce46">
            <text:p>Slovaqui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10" table:style-name="ce25">
            <text:p>10</text:p>
          </table:table-cell>
          <table:table-cell office:value-type="string" table:style-name="ce7">
            <text:p>D</text:p>
          </table:table-cell>
          <table:table-cell office:value-type="date" office:date-value="2021-06-17T21:00:00" table:style-name="ce8">
            <text:p>17-juin</text:p>
          </table:table-cell>
          <table:table-cell office:value-type="time" office:time-value="PT1064685H0M0S" table:style-name="ce9">
            <text:p>21:00</text:p>
          </table:table-cell>
          <table:table-cell office:value-type="string" table:style-name="ce49">
            <text:p>Autriche</text:p>
          </table:table-cell>
          <table:table-cell office:value-type="float" office:value="1" table:style-name="ce52">
            <text:p>1</text:p>
          </table:table-cell>
          <table:table-cell office:value-type="float" office:value="3" table:style-name="ce52">
            <text:p>3</text:p>
          </table:table-cell>
          <table:table-cell office:value-type="string" table:style-name="ce47">
            <text:p>Fran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1" table:style-name="ce25">
            <text:p>11</text:p>
          </table:table-cell>
          <table:table-cell office:value-type="string" table:style-name="ce7">
            <text:p>F</text:p>
          </table:table-cell>
          <table:table-cell office:value-type="date" office:date-value="2021-06-18T18:00:00" table:style-name="ce8">
            <text:p>18-juin</text:p>
          </table:table-cell>
          <table:table-cell office:value-type="time" office:time-value="PT1064706H0M0S" table:style-name="ce9">
            <text:p>18:00</text:p>
          </table:table-cell>
          <table:table-cell office:value-type="string" table:style-name="ce6">
            <text:p>Turquie</text:p>
          </table:table-cell>
          <table:table-cell office:value-type="float" office:value="2" table:style-name="ce51">
            <text:p>2</text:p>
          </table:table-cell>
          <table:table-cell office:value-type="float" office:value="0" table:style-name="ce51">
            <text:p>0</text:p>
          </table:table-cell>
          <table:table-cell office:value-type="string" table:style-name="ce46">
            <text:p>Géorgi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12" table:style-name="ce25">
            <text:p>12</text:p>
          </table:table-cell>
          <table:table-cell office:value-type="string" table:style-name="ce7">
            <text:p>F</text:p>
          </table:table-cell>
          <table:table-cell office:value-type="date" office:date-value="2021-06-18T21:00:00" table:style-name="ce8">
            <text:p>18-juin</text:p>
          </table:table-cell>
          <table:table-cell office:value-type="time" office:time-value="PT1064709H0M0S" table:style-name="ce9">
            <text:p>21:00</text:p>
          </table:table-cell>
          <table:table-cell office:value-type="string" table:style-name="ce50">
            <text:p>Portugal</text:p>
          </table:table-cell>
          <table:table-cell office:value-type="float" office:value="3" table:style-name="ce51">
            <text:p>3</text:p>
          </table:table-cell>
          <table:table-cell office:value-type="float" office:value="0" table:style-name="ce51">
            <text:p>0</text:p>
          </table:table-cell>
          <table:table-cell office:value-type="string" table:style-name="ce46">
            <text:p>Tché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9">
            <text:p>2eme journée: 19 juin 15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number-columns-repeated="16375" table:style-name="ce1"/>
        </table:table-row>
        <table:table-row table:style-name="ro6">
          <table:table-cell office:value-type="float" office:value="13" table:style-name="ce25">
            <text:p>13</text:p>
          </table:table-cell>
          <table:table-cell office:value-type="string" table:style-name="ce7">
            <text:p>B</text:p>
          </table:table-cell>
          <table:table-cell office:value-type="date" office:date-value="2021-06-19T15:00:00" table:style-name="ce8">
            <text:p>19-juin</text:p>
          </table:table-cell>
          <table:table-cell office:value-type="time" office:time-value="PT1064727H0M0S" table:style-name="ce9">
            <text:p>15:00</text:p>
          </table:table-cell>
          <table:table-cell office:value-type="string" table:style-name="ce48">
            <text:p>Croatie</text:p>
          </table:table-cell>
          <table:table-cell office:value-type="float" office:value="2" table:style-name="ce48">
            <text:p>2</text:p>
          </table:table-cell>
          <table:table-cell office:value-type="float" office:value="1" table:style-name="ce48">
            <text:p>1</text:p>
          </table:table-cell>
          <table:table-cell office:value-type="string" table:style-name="ce46">
            <text:p>Albani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14" table:style-name="ce25">
            <text:p>14</text:p>
          </table:table-cell>
          <table:table-cell office:value-type="string" table:style-name="ce7">
            <text:p>A</text:p>
          </table:table-cell>
          <table:table-cell office:value-type="date" office:date-value="2021-06-19T18:00:00" table:style-name="ce8">
            <text:p>19-juin</text:p>
          </table:table-cell>
          <table:table-cell office:value-type="time" office:time-value="PT1064730H0M0S" table:style-name="ce9">
            <text:p>18:00</text:p>
          </table:table-cell>
          <table:table-cell office:value-type="string" table:style-name="ce48">
            <text:p>Allemagne</text:p>
          </table:table-cell>
          <table:table-cell office:value-type="float" office:value="3" table:style-name="ce48">
            <text:p>3</text:p>
          </table:table-cell>
          <table:table-cell office:value-type="float" office:value="0" table:style-name="ce48">
            <text:p>0</text:p>
          </table:table-cell>
          <table:table-cell office:value-type="string" table:style-name="ce46">
            <text:p>Hongri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15" table:style-name="ce25">
            <text:p>15</text:p>
          </table:table-cell>
          <table:table-cell office:value-type="string" table:style-name="ce7">
            <text:p>A</text:p>
          </table:table-cell>
          <table:table-cell office:value-type="date" office:date-value="2021-06-19T21:00:00" table:style-name="ce8">
            <text:p>19-juin</text:p>
          </table:table-cell>
          <table:table-cell office:value-type="time" office:time-value="PT1064733H0M0S" table:style-name="ce9">
            <text:p>21:00</text:p>
          </table:table-cell>
          <table:table-cell office:value-type="string" table:style-name="ce48">
            <text:p>Ecosse</text:p>
          </table:table-cell>
          <table:table-cell office:value-type="float" office:value="0" table:style-name="ce48">
            <text:p>0</text:p>
          </table:table-cell>
          <table:table-cell office:value-type="float" office:value="1" table:style-name="ce48">
            <text:p>1</text:p>
          </table:table-cell>
          <table:table-cell office:value-type="string" table:style-name="ce46">
            <text:p>Suiss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16" table:style-name="ce25">
            <text:p>16</text:p>
          </table:table-cell>
          <table:table-cell office:value-type="string" table:style-name="ce7">
            <text:p>C</text:p>
          </table:table-cell>
          <table:table-cell office:value-type="date" office:date-value="2021-06-20T15:00:00" table:style-name="ce8">
            <text:p>20-juin</text:p>
          </table:table-cell>
          <table:table-cell office:value-type="time" office:time-value="PT1064751H0M0S" table:style-name="ce9">
            <text:p>15:00</text:p>
          </table:table-cell>
          <table:table-cell office:value-type="string" table:style-name="ce48">
            <text:p>Slovénie</text:p>
          </table:table-cell>
          <table:table-cell office:value-type="float" office:value="1" table:style-name="ce48">
            <text:p>1</text:p>
          </table:table-cell>
          <table:table-cell office:value-type="float" office:value="1" table:style-name="ce48">
            <text:p>1</text:p>
          </table:table-cell>
          <table:table-cell office:value-type="string" table:style-name="ce46">
            <text:p>Serbi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17" table:style-name="ce25">
            <text:p>17</text:p>
          </table:table-cell>
          <table:table-cell office:value-type="string" table:style-name="ce7">
            <text:p>C</text:p>
          </table:table-cell>
          <table:table-cell office:value-type="date" office:date-value="2021-06-20T18:00:00" table:style-name="ce8">
            <text:p>20-juin</text:p>
          </table:table-cell>
          <table:table-cell office:value-type="time" office:time-value="PT1064754H0M0S" table:style-name="ce9">
            <text:p>18:00</text:p>
          </table:table-cell>
          <table:table-cell office:value-type="string" table:style-name="ce48">
            <text:p>Danemark</text:p>
          </table:table-cell>
          <table:table-cell office:value-type="float" office:value="1" table:style-name="ce48">
            <text:p>1</text:p>
          </table:table-cell>
          <table:table-cell office:value-type="float" office:value="1" table:style-name="ce48">
            <text:p>1</text:p>
          </table:table-cell>
          <table:table-cell office:value-type="string" table:style-name="ce46">
            <text:p>Angleterr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18" table:style-name="ce25">
            <text:p>18</text:p>
          </table:table-cell>
          <table:table-cell office:value-type="string" table:style-name="ce7">
            <text:p>B</text:p>
          </table:table-cell>
          <table:table-cell office:value-type="date" office:date-value="2021-06-20T21:00:00" table:style-name="ce8">
            <text:p>20-juin</text:p>
          </table:table-cell>
          <table:table-cell office:value-type="time" office:time-value="PT1064757H0M0S" table:style-name="ce9">
            <text:p>21:00</text:p>
          </table:table-cell>
          <table:table-cell office:value-type="string" table:style-name="ce48">
            <text:p>Espagne</text:p>
          </table:table-cell>
          <table:table-cell office:value-type="float" office:value="2" table:style-name="ce48">
            <text:p>2</text:p>
          </table:table-cell>
          <table:table-cell office:value-type="float" office:value="0" table:style-name="ce48">
            <text:p>0</text:p>
          </table:table-cell>
          <table:table-cell office:value-type="string" table:style-name="ce46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9" table:style-name="ce25">
            <text:p>19</text:p>
          </table:table-cell>
          <table:table-cell office:value-type="string" table:style-name="ce7">
            <text:p>E</text:p>
          </table:table-cell>
          <table:table-cell office:value-type="date" office:date-value="2021-06-21T15:00:00" table:style-name="ce8">
            <text:p>21-juin</text:p>
          </table:table-cell>
          <table:table-cell office:value-type="time" office:time-value="PT1064775H0M0S" table:style-name="ce9">
            <text:p>15:00</text:p>
          </table:table-cell>
          <table:table-cell office:value-type="string" table:style-name="ce6">
            <text:p>Slovaquie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Ukrain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20" table:style-name="ce25">
            <text:p>20</text:p>
          </table:table-cell>
          <table:table-cell office:value-type="string" table:style-name="ce7">
            <text:p>D</text:p>
          </table:table-cell>
          <table:table-cell office:value-type="date" office:date-value="2021-06-21T18:00:00" table:style-name="ce8">
            <text:p>21-juin</text:p>
          </table:table-cell>
          <table:table-cell office:value-type="time" office:time-value="PT1064778H0M0S" table:style-name="ce9">
            <text:p>18:00</text:p>
          </table:table-cell>
          <table:table-cell office:value-type="string" table:style-name="ce48">
            <text:p>Pologne</text:p>
          </table:table-cell>
          <table:table-cell office:value-type="float" office:value="1" table:style-name="ce48">
            <text:p>1</text:p>
          </table:table-cell>
          <table:table-cell office:value-type="float" office:value="1" table:style-name="ce48">
            <text:p>1</text:p>
          </table:table-cell>
          <table:table-cell office:value-type="string" table:style-name="ce46">
            <text:p>Autrich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21" table:style-name="ce25">
            <text:p>21</text:p>
          </table:table-cell>
          <table:table-cell office:value-type="string" table:style-name="ce7">
            <text:p>D</text:p>
          </table:table-cell>
          <table:table-cell office:value-type="date" office:date-value="2021-06-21T21:00:00" table:style-name="ce8">
            <text:p>21-juin</text:p>
          </table:table-cell>
          <table:table-cell office:value-type="time" office:time-value="PT1064781H0M0S" table:style-name="ce9">
            <text:p>21:00</text:p>
          </table:table-cell>
          <table:table-cell office:value-type="string" table:style-name="ce49">
            <text:p>France</text:p>
          </table:table-cell>
          <table:table-cell office:value-type="float" office:value="1" table:style-name="ce49">
            <text:p>1</text:p>
          </table:table-cell>
          <table:table-cell office:value-type="float" office:value="0" table:style-name="ce49">
            <text:p>0</text:p>
          </table:table-cell>
          <table:table-cell office:value-type="string" table:style-name="ce47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22" table:style-name="ce25">
            <text:p>22</text:p>
          </table:table-cell>
          <table:table-cell office:value-type="string" table:style-name="ce7">
            <text:p>F</text:p>
          </table:table-cell>
          <table:table-cell office:value-type="date" office:date-value="2021-06-22T15:00:00" table:style-name="ce8">
            <text:p>22-juin</text:p>
          </table:table-cell>
          <table:table-cell office:value-type="time" office:time-value="PT1064799H0M0S" table:style-name="ce9">
            <text:p>15:00</text:p>
          </table:table-cell>
          <table:table-cell office:value-type="string" table:style-name="ce48">
            <text:p>Géorgie</text:p>
          </table:table-cell>
          <table:table-cell office:value-type="float" office:value="1" table:style-name="ce48">
            <text:p>1</text:p>
          </table:table-cell>
          <table:table-cell office:value-type="float" office:value="0" table:style-name="ce48">
            <text:p>0</text:p>
          </table:table-cell>
          <table:table-cell office:value-type="string" table:style-name="ce46">
            <text:p>Tchéqui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23" table:style-name="ce25">
            <text:p>23</text:p>
          </table:table-cell>
          <table:table-cell office:value-type="string" table:style-name="ce7">
            <text:p>F</text:p>
          </table:table-cell>
          <table:table-cell office:value-type="date" office:date-value="2021-06-22T18:00:00" table:style-name="ce8">
            <text:p>22-juin</text:p>
          </table:table-cell>
          <table:table-cell office:value-type="time" office:time-value="PT1064802H0M0S" table:style-name="ce9">
            <text:p>18:00</text:p>
          </table:table-cell>
          <table:table-cell office:value-type="string" table:style-name="ce48">
            <text:p>Turquie</text:p>
          </table:table-cell>
          <table:table-cell office:value-type="float" office:value="0" table:style-name="ce48">
            <text:p>0</text:p>
          </table:table-cell>
          <table:table-cell office:value-type="float" office:value="1" table:style-name="ce48">
            <text:p>1</text:p>
          </table:table-cell>
          <table:table-cell office:value-type="string" table:style-name="ce46">
            <text:p>Portugal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24" table:style-name="ce25">
            <text:p>24</text:p>
          </table:table-cell>
          <table:table-cell office:value-type="string" table:style-name="ce7">
            <text:p>E</text:p>
          </table:table-cell>
          <table:table-cell office:value-type="date" office:date-value="2021-06-22T21:00:00" table:style-name="ce8">
            <text:p>22-juin</text:p>
          </table:table-cell>
          <table:table-cell office:value-type="time" office:time-value="PT1064805H0M0S" table:style-name="ce9">
            <text:p>21:00</text:p>
          </table:table-cell>
          <table:table-cell office:value-type="string" table:style-name="ce48">
            <text:p>Belgique</text:p>
          </table:table-cell>
          <table:table-cell office:value-type="float" office:value="1" table:style-name="ce48">
            <text:p>1</text:p>
          </table:table-cell>
          <table:table-cell office:value-type="float" office:value="0" table:style-name="ce48">
            <text:p>0</text:p>
          </table:table-cell>
          <table:table-cell office:value-type="string" table:style-name="ce46">
            <text:p>Roum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9">
            <text:p>3eme journée: 23 juin 21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style-name="ce6"/>
          <table:table-cell table:number-columns-repeated="16374"/>
        </table:table-row>
        <table:table-row table:style-name="ro6">
          <table:table-cell office:value-type="float" office:value="25" table:style-name="ce25">
            <text:p>25</text:p>
          </table:table-cell>
          <table:table-cell office:value-type="string" table:style-name="ce7">
            <text:p>A</text:p>
          </table:table-cell>
          <table:table-cell office:value-type="date" office:date-value="2021-06-23T21:00:00" table:style-name="ce8">
            <text:p>23-juin</text:p>
          </table:table-cell>
          <table:table-cell office:value-type="time" office:time-value="PT1064901H0M0S" table:style-name="ce28">
            <text:p>21:00</text:p>
          </table:table-cell>
          <table:table-cell office:value-type="string" table:style-name="ce48">
            <text:p>Suisse</text:p>
          </table:table-cell>
          <table:table-cell table:style-name="ce48"/>
          <table:table-cell table:style-name="ce48"/>
          <table:table-cell office:value-type="string" table:style-name="ce46">
            <text:p>Allemagn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26" table:style-name="ce25">
            <text:p>26</text:p>
          </table:table-cell>
          <table:table-cell office:value-type="string" table:style-name="ce7">
            <text:p>A</text:p>
          </table:table-cell>
          <table:table-cell office:value-type="date" office:date-value="2021-06-23T21:00:00" table:style-name="ce8">
            <text:p>23-juin</text:p>
          </table:table-cell>
          <table:table-cell office:value-type="time" office:time-value="PT1064901H0M0S" table:style-name="ce28">
            <text:p>21:00</text:p>
          </table:table-cell>
          <table:table-cell office:value-type="string" table:style-name="ce48">
            <text:p>Ecosse</text:p>
          </table:table-cell>
          <table:table-cell table:style-name="ce48"/>
          <table:table-cell table:style-name="ce48"/>
          <table:table-cell office:value-type="string" table:style-name="ce46">
            <text:p>Hongri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27" table:style-name="ce25">
            <text:p>27</text:p>
          </table:table-cell>
          <table:table-cell office:value-type="string" table:style-name="ce7">
            <text:p>B</text:p>
          </table:table-cell>
          <table:table-cell office:value-type="date" office:date-value="2021-06-24T18:00:00" table:style-name="ce8">
            <text:p>24-juin</text:p>
          </table:table-cell>
          <table:table-cell office:value-type="time" office:time-value="PT1064925H0M0S" table:style-name="ce9">
            <text:p>21:00</text:p>
          </table:table-cell>
          <table:table-cell office:value-type="string" table:style-name="ce48">
            <text:p>Croatie</text:p>
          </table:table-cell>
          <table:table-cell office:value-type="float" office:value="2" table:style-name="ce48">
            <text:p>2</text:p>
          </table:table-cell>
          <table:table-cell office:value-type="float" office:value="1" table:style-name="ce48">
            <text:p>1</text:p>
          </table:table-cell>
          <table:table-cell office:value-type="string" table:style-name="ce46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28" table:style-name="ce25">
            <text:p>28</text:p>
          </table:table-cell>
          <table:table-cell office:value-type="string" table:style-name="ce7">
            <text:p>B</text:p>
          </table:table-cell>
          <table:table-cell office:value-type="date" office:date-value="2021-06-24T18:00:00" table:style-name="ce8">
            <text:p>24-juin</text:p>
          </table:table-cell>
          <table:table-cell office:value-type="time" office:time-value="PT1064925H0M0S" table:style-name="ce9">
            <text:p>21:00</text:p>
          </table:table-cell>
          <table:table-cell office:value-type="string" table:style-name="ce48">
            <text:p>Albanie</text:p>
          </table:table-cell>
          <table:table-cell office:value-type="float" office:value="0" table:style-name="ce48">
            <text:p>0</text:p>
          </table:table-cell>
          <table:table-cell office:value-type="float" office:value="2" table:style-name="ce48">
            <text:p>2</text:p>
          </table:table-cell>
          <table:table-cell office:value-type="string" table:style-name="ce46">
            <text:p>Espagn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29" table:style-name="ce25">
            <text:p>29</text:p>
          </table:table-cell>
          <table:table-cell office:value-type="string" table:style-name="ce7">
            <text:p>D</text:p>
          </table:table-cell>
          <table:table-cell office:value-type="date" office:date-value="2021-06-25T18:00:00" table:style-name="ce8">
            <text:p>25-juin</text:p>
          </table:table-cell>
          <table:table-cell office:value-type="time" office:time-value="PT1064946H0M0S" table:style-name="ce9">
            <text:p>18:00</text:p>
          </table:table-cell>
          <table:table-cell office:value-type="string" table:style-name="ce48">
            <text:p>Pays-Bas</text:p>
          </table:table-cell>
          <table:table-cell office:value-type="float" office:value="1" table:style-name="ce48">
            <text:p>1</text:p>
          </table:table-cell>
          <table:table-cell office:value-type="float" office:value="2" table:style-name="ce48">
            <text:p>2</text:p>
          </table:table-cell>
          <table:table-cell office:value-type="string" table:style-name="ce46">
            <text:p>Autrich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30" table:style-name="ce25">
            <text:p>30</text:p>
          </table:table-cell>
          <table:table-cell office:value-type="string" table:style-name="ce7">
            <text:p>D</text:p>
          </table:table-cell>
          <table:table-cell office:value-type="date" office:date-value="2021-06-25T18:00:00" table:style-name="ce8">
            <text:p>25-juin</text:p>
          </table:table-cell>
          <table:table-cell office:value-type="time" office:time-value="PT1064946H0M0S" table:style-name="ce9">
            <text:p>18:00</text:p>
          </table:table-cell>
          <table:table-cell office:value-type="string" table:style-name="ce49">
            <text:p>France</text:p>
          </table:table-cell>
          <table:table-cell office:value-type="float" office:value="1" table:style-name="ce49">
            <text:p>1</text:p>
          </table:table-cell>
          <table:table-cell office:value-type="float" office:value="0" table:style-name="ce49">
            <text:p>0</text:p>
          </table:table-cell>
          <table:table-cell office:value-type="string" table:style-name="ce47">
            <text:p>Pologn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31" table:style-name="ce25">
            <text:p>31</text:p>
          </table:table-cell>
          <table:table-cell office:value-type="string" table:style-name="ce7">
            <text:p>C</text:p>
          </table:table-cell>
          <table:table-cell office:value-type="date" office:date-value="2021-06-25T21:00:00" table:style-name="ce8">
            <text:p>25-juin</text:p>
          </table:table-cell>
          <table:table-cell office:value-type="time" office:time-value="PT1064949H0M0S" table:style-name="ce9">
            <text:p>21:00</text:p>
          </table:table-cell>
          <table:table-cell office:value-type="string" table:style-name="ce48">
            <text:p>Angleterre</text:p>
          </table:table-cell>
          <table:table-cell office:value-type="float" office:value="1" table:style-name="ce48">
            <text:p>1</text:p>
          </table:table-cell>
          <table:table-cell office:value-type="float" office:value="1" table:style-name="ce48">
            <text:p>1</text:p>
          </table:table-cell>
          <table:table-cell office:value-type="string" table:style-name="ce46">
            <text:p>Slovéni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32" table:style-name="ce25">
            <text:p>32</text:p>
          </table:table-cell>
          <table:table-cell office:value-type="string" table:style-name="ce7">
            <text:p>C</text:p>
          </table:table-cell>
          <table:table-cell office:value-type="date" office:date-value="2021-06-25T21:00:00" table:style-name="ce8">
            <text:p>25-juin</text:p>
          </table:table-cell>
          <table:table-cell office:value-type="time" office:time-value="PT1064949H0M0S" table:style-name="ce9">
            <text:p>21:00</text:p>
          </table:table-cell>
          <table:table-cell office:value-type="string" table:style-name="ce48">
            <text:p>Danemark</text:p>
          </table:table-cell>
          <table:table-cell office:value-type="float" office:value="2" table:style-name="ce48">
            <text:p>2</text:p>
          </table:table-cell>
          <table:table-cell office:value-type="float" office:value="1" table:style-name="ce48">
            <text:p>1</text:p>
          </table:table-cell>
          <table:table-cell office:value-type="string" table:style-name="ce46">
            <text:p>Serbi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33" table:style-name="ce25">
            <text:p>33</text:p>
          </table:table-cell>
          <table:table-cell office:value-type="string" table:style-name="ce7">
            <text:p>E</text:p>
          </table:table-cell>
          <table:table-cell office:value-type="date" office:date-value="2021-06-26T18:00:00" table:style-name="ce8">
            <text:p>26-juin</text:p>
          </table:table-cell>
          <table:table-cell office:value-type="time" office:time-value="PT1064970H0M0S" table:style-name="ce9">
            <text:p>18:00</text:p>
          </table:table-cell>
          <table:table-cell office:value-type="string" table:style-name="ce48">
            <text:p>Slovaquie</text:p>
          </table:table-cell>
          <table:table-cell office:value-type="float" office:value="1" table:style-name="ce48">
            <text:p>1</text:p>
          </table:table-cell>
          <table:table-cell office:value-type="float" office:value="1" table:style-name="ce48">
            <text:p>1</text:p>
          </table:table-cell>
          <table:table-cell office:value-type="string" table:style-name="ce46">
            <text:p>Roumani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34" table:style-name="ce25">
            <text:p>34</text:p>
          </table:table-cell>
          <table:table-cell office:value-type="string" table:style-name="ce7">
            <text:p>E</text:p>
          </table:table-cell>
          <table:table-cell office:value-type="date" office:date-value="2021-06-26T18:00:00" table:style-name="ce8">
            <text:p>26-juin</text:p>
          </table:table-cell>
          <table:table-cell office:value-type="time" office:time-value="PT1064970H0M0S" table:style-name="ce9">
            <text:p>18:00</text:p>
          </table:table-cell>
          <table:table-cell office:value-type="string" table:style-name="ce48">
            <text:p>Ukraine</text:p>
          </table:table-cell>
          <table:table-cell office:value-type="float" office:value="0" table:style-name="ce48">
            <text:p>0</text:p>
          </table:table-cell>
          <table:table-cell office:value-type="float" office:value="1" table:style-name="ce48">
            <text:p>1</text:p>
          </table:table-cell>
          <table:table-cell office:value-type="string" table:style-name="ce46">
            <text:p>Belgiqu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35" table:style-name="ce25">
            <text:p>35</text:p>
          </table:table-cell>
          <table:table-cell office:value-type="string" table:style-name="ce7">
            <text:p>F</text:p>
          </table:table-cell>
          <table:table-cell office:value-type="date" office:date-value="2021-06-26T21:00:00" table:style-name="ce8">
            <text:p>26-juin</text:p>
          </table:table-cell>
          <table:table-cell office:value-type="time" office:time-value="PT1064973H0M0S" table:style-name="ce9">
            <text:p>21:00</text:p>
          </table:table-cell>
          <table:table-cell office:value-type="string" table:style-name="ce48">
            <text:p>Tchéquie</text:p>
          </table:table-cell>
          <table:table-cell office:value-type="float" office:value="0" table:style-name="ce48">
            <text:p>0</text:p>
          </table:table-cell>
          <table:table-cell office:value-type="float" office:value="2" table:style-name="ce48">
            <text:p>2</text:p>
          </table:table-cell>
          <table:table-cell office:value-type="string" table:style-name="ce46">
            <text:p>Tur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6" table:style-name="ce25">
            <text:p>36</text:p>
          </table:table-cell>
          <table:table-cell office:value-type="string" table:style-name="ce7">
            <text:p>F</text:p>
          </table:table-cell>
          <table:table-cell office:value-type="date" office:date-value="2021-06-26T21:00:00" table:style-name="ce8">
            <text:p>26-juin</text:p>
          </table:table-cell>
          <table:table-cell office:value-type="time" office:time-value="PT1064973H0M0S" table:style-name="ce9">
            <text:p>21:00</text:p>
          </table:table-cell>
          <table:table-cell office:value-type="string" table:style-name="ce48">
            <text:p>Géorgie</text:p>
          </table:table-cell>
          <table:table-cell office:value-type="float" office:value="0" table:style-name="ce48">
            <text:p>0</text:p>
          </table:table-cell>
          <table:table-cell office:value-type="float" office:value="2" table:style-name="ce48">
            <text:p>2</text:p>
          </table:table-cell>
          <table:table-cell office:value-type="string" table:style-name="ce46">
            <text:p>Portugal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Huitièmes de 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29 juin 18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6">
          <table:table-cell office:value-type="float" office:value="37" table:style-name="ce7">
            <text:p>37</text:p>
          </table:table-cell>
          <table:table-cell office:value-type="string" table:style-name="ce29">
            <text:p>Cycde 16</text:p>
          </table:table-cell>
          <table:table-cell office:value-type="date" office:date-value="2021-06-29T18:00:00" table:style-name="ce8">
            <text:p>29-juin</text:p>
          </table:table-cell>
          <table:table-cell office:value-type="time" office:time-value="PT1065042H0M0S" table:style-name="ce9">
            <text:p>18:00</text:p>
          </table:table-cell>
          <table:table-cell office:value-type="string" table:style-name="ce54">
            <text:p>Groupe A Runner Up</text:p>
          </table:table-cell>
          <table:table-cell table:number-columns-repeated="2" table:style-name="ce7"/>
          <table:table-cell office:value-type="string" table:style-name="ce56">
            <text:p>Groupe B Runner Up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38" table:style-name="ce25">
            <text:p>38</text:p>
          </table:table-cell>
          <table:table-cell table:style-name="ce29"/>
          <table:table-cell office:value-type="date" office:date-value="2021-06-29T18:00:00" table:style-name="ce8">
            <text:p>29-juin</text:p>
          </table:table-cell>
          <table:table-cell office:value-type="time" office:time-value="PT1065045H0M0S" table:style-name="ce9">
            <text:p>21:00</text:p>
          </table:table-cell>
          <table:table-cell office:value-type="string" table:style-name="ce54">
            <text:p>Vainqueur du groupe A</text:p>
          </table:table-cell>
          <table:table-cell table:number-columns-repeated="2" table:style-name="ce7"/>
          <table:table-cell office:value-type="string" table:style-name="ce56">
            <text:p>Groupe C Runner Up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39" table:style-name="ce25">
            <text:p>39</text:p>
          </table:table-cell>
          <table:table-cell table:style-name="ce29"/>
          <table:table-cell office:value-type="date" office:date-value="2021-06-30T18:00:00" table:style-name="ce8">
            <text:p>30-juin</text:p>
          </table:table-cell>
          <table:table-cell office:value-type="time" office:time-value="PT1065066H0M0S" table:style-name="ce9">
            <text:p>18:00</text:p>
          </table:table-cell>
          <table:table-cell office:value-type="string" table:style-name="ce54">
            <text:p>Groupe C Vainqueur</text:p>
          </table:table-cell>
          <table:table-cell table:number-columns-repeated="2" table:style-name="ce7"/>
          <table:table-cell office:value-type="string" table:style-name="ce56">
            <text:p>Groupe D/E/F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40" table:style-name="ce25">
            <text:p>40</text:p>
          </table:table-cell>
          <table:table-cell table:style-name="ce29"/>
          <table:table-cell office:value-type="date" office:date-value="2021-06-30T21:00:00" table:style-name="ce8">
            <text:p>30-juin</text:p>
          </table:table-cell>
          <table:table-cell office:value-type="time" office:time-value="PT1065069H0M0S" table:style-name="ce9">
            <text:p>21:00</text:p>
          </table:table-cell>
          <table:table-cell office:value-type="string" table:style-name="ce54">
            <text:p>Vainqueur du groupe B</text:p>
          </table:table-cell>
          <table:table-cell table:number-columns-repeated="2" table:style-name="ce7"/>
          <table:table-cell office:value-type="string" table:style-name="ce56">
            <text:p>Groupe A/D/E/F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41" table:style-name="ce25">
            <text:p>41</text:p>
          </table:table-cell>
          <table:table-cell table:style-name="ce29"/>
          <table:table-cell office:value-type="date" office:date-value="2021-07-01T18:00:00" table:style-name="ce8">
            <text:p>01-juil</text:p>
          </table:table-cell>
          <table:table-cell office:value-type="time" office:time-value="PT1065090H0M0S" table:style-name="ce9">
            <text:p>18:00</text:p>
          </table:table-cell>
          <table:table-cell office:value-type="string" table:style-name="ce54">
            <text:p>Groupe D Runner Up</text:p>
          </table:table-cell>
          <table:table-cell table:number-columns-repeated="2" table:style-name="ce7"/>
          <table:table-cell office:value-type="string" table:style-name="ce56">
            <text:p>Groupe E Runner Up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42" table:style-name="ce25">
            <text:p>42</text:p>
          </table:table-cell>
          <table:table-cell table:style-name="ce29"/>
          <table:table-cell office:value-type="date" office:date-value="2021-07-01T21:00:00" table:style-name="ce8">
            <text:p>01-juil</text:p>
          </table:table-cell>
          <table:table-cell office:value-type="time" office:time-value="PT1065093H0M0S" table:style-name="ce9">
            <text:p>21:00</text:p>
          </table:table-cell>
          <table:table-cell office:value-type="string" table:style-name="ce54">
            <text:p>Groupe F Vainqueur</text:p>
          </table:table-cell>
          <table:table-cell table:number-columns-repeated="2" table:style-name="ce7"/>
          <table:table-cell office:value-type="string" table:style-name="ce56">
            <text:p>Groupe A/B/C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43" table:style-name="ce25">
            <text:p>43</text:p>
          </table:table-cell>
          <table:table-cell table:style-name="ce29"/>
          <table:table-cell office:value-type="date" office:date-value="2021-07-02T18:00:00" table:style-name="ce8">
            <text:p>02-juil</text:p>
          </table:table-cell>
          <table:table-cell office:value-type="time" office:time-value="PT1065114H0M0S" table:style-name="ce9">
            <text:p>18:00</text:p>
          </table:table-cell>
          <table:table-cell office:value-type="string" table:style-name="ce54">
            <text:p>Groupe D Vainqueur</text:p>
          </table:table-cell>
          <table:table-cell table:number-columns-repeated="2" table:style-name="ce7"/>
          <table:table-cell office:value-type="string" table:style-name="ce56">
            <text:p>Groupe F Runner Up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4" table:style-name="ce25">
            <text:p>44</text:p>
          </table:table-cell>
          <table:table-cell table:style-name="ce29"/>
          <table:table-cell office:value-type="date" office:date-value="2021-07-02T21:00:00" table:style-name="ce8">
            <text:p>02-juil</text:p>
          </table:table-cell>
          <table:table-cell office:value-type="time" office:time-value="PT1065117H0M0S" table:style-name="ce9">
            <text:p>21:00</text:p>
          </table:table-cell>
          <table:table-cell office:value-type="string" table:style-name="ce54">
            <text:p>Vainqueur Groupe E</text:p>
          </table:table-cell>
          <table:table-cell table:number-columns-repeated="2" table:style-name="ce7"/>
          <table:table-cell office:value-type="string" table:style-name="ce56">
            <text:p>Groupe A/B/C/D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Quarts de 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5 juillet 18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style-name="ce6"/>
          <table:table-cell table:number-columns-repeated="16374"/>
        </table:table-row>
        <table:table-row table:style-name="ro7">
          <table:table-cell office:value-type="float" office:value="45" table:style-name="ce7">
            <text:p>45</text:p>
          </table:table-cell>
          <table:table-cell office:value-type="string" table:style-name="ce29">
            <text:p>Quarts de finale</text:p>
          </table:table-cell>
          <table:table-cell office:value-type="date" office:date-value="2021-07-05T18:00:00" table:style-name="ce8">
            <text:p>05-juil</text:p>
          </table:table-cell>
          <table:table-cell office:value-type="time" office:time-value="PT1065186H0M0S" table:style-name="ce9">
            <text:p>18:00</text:p>
          </table:table-cell>
          <table:table-cell office:value-type="string" table:style-name="ce54">
            <text:p>Vainqueur match 39</text:p>
          </table:table-cell>
          <table:table-cell table:number-columns-repeated="2" table:style-name="ce7"/>
          <table:table-cell office:value-type="string" table:style-name="ce53">
            <text:p>Vainqueur match 37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46" table:style-name="ce25">
            <text:p>46</text:p>
          </table:table-cell>
          <table:table-cell table:style-name="ce29"/>
          <table:table-cell office:value-type="date" office:date-value="2021-07-05T21:00:00" table:style-name="ce8">
            <text:p>05-juil</text:p>
          </table:table-cell>
          <table:table-cell office:value-type="time" office:time-value="PT1065189H0M0S" table:style-name="ce9">
            <text:p>21:00</text:p>
          </table:table-cell>
          <table:table-cell office:value-type="string" table:style-name="ce54">
            <text:p>Vainqueur match 41</text:p>
          </table:table-cell>
          <table:table-cell table:number-columns-repeated="2" table:style-name="ce7"/>
          <table:table-cell office:value-type="string" table:style-name="ce53">
            <text:p>Vainqueur match 42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7" table:style-name="ce25">
            <text:p>47</text:p>
          </table:table-cell>
          <table:table-cell table:style-name="ce29"/>
          <table:table-cell office:value-type="date" office:date-value="2021-07-06T18:00:00" table:style-name="ce8">
            <text:p>06-juil</text:p>
          </table:table-cell>
          <table:table-cell office:value-type="time" office:time-value="PT1065210H0M0S" table:style-name="ce9">
            <text:p>18:00</text:p>
          </table:table-cell>
          <table:table-cell office:value-type="string" table:style-name="ce54">
            <text:p>Vainqueur match 38</text:p>
          </table:table-cell>
          <table:table-cell table:number-columns-repeated="2" table:style-name="ce30"/>
          <table:table-cell office:value-type="string" table:style-name="ce55">
            <text:p>Vainqueur match 40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8" table:style-name="ce25">
            <text:p>48</text:p>
          </table:table-cell>
          <table:table-cell table:style-name="ce29"/>
          <table:table-cell office:value-type="date" office:date-value="2021-07-06T21:00:00" table:style-name="ce8">
            <text:p>06-juil</text:p>
          </table:table-cell>
          <table:table-cell office:value-type="time" office:time-value="PT1065213H0M0S" table:style-name="ce9">
            <text:p>21:00</text:p>
          </table:table-cell>
          <table:table-cell office:value-type="string" table:style-name="ce54">
            <text:p>Vainqueur match 44</text:p>
          </table:table-cell>
          <table:table-cell table:number-columns-repeated="2" table:style-name="ce7"/>
          <table:table-cell office:value-type="string" table:style-name="ce53">
            <text:p>Vainqueur match 43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Demi-Finales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9 juillet 21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6">
          <table:table-cell office:value-type="float" office:value="49" table:style-name="ce31">
            <text:p>49</text:p>
          </table:table-cell>
          <table:table-cell office:value-type="string" table:style-name="ce32">
            <text:p>Demi-finales</text:p>
          </table:table-cell>
          <table:table-cell office:value-type="date" office:date-value="2021-07-09T21:00:00" table:style-name="ce33">
            <text:p>09-juil</text:p>
          </table:table-cell>
          <table:table-cell office:value-type="time" office:time-value="PT1065213H0M0S" table:style-name="ce9">
            <text:p>21:00</text:p>
          </table:table-cell>
          <table:table-cell office:value-type="string" table:style-name="ce54">
            <text:p>Vainqueur match 45</text:p>
          </table:table-cell>
          <table:table-cell table:number-columns-repeated="2" table:style-name="ce7"/>
          <table:table-cell office:value-type="string" table:style-name="ce53">
            <text:p>Vainqueur match 46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50" table:style-name="ce25">
            <text:p>50</text:p>
          </table:table-cell>
          <table:table-cell table:style-name="ce29"/>
          <table:table-cell office:value-type="date" office:date-value="2021-07-10T21:00:00" table:style-name="ce8">
            <text:p>10-juil</text:p>
          </table:table-cell>
          <table:table-cell office:value-type="time" office:time-value="PT1065237H0M0S" table:style-name="ce9">
            <text:p>21:00</text:p>
          </table:table-cell>
          <table:table-cell office:value-type="string" table:style-name="ce54">
            <text:p>Vainqueur match 47</text:p>
          </table:table-cell>
          <table:table-cell table:number-columns-repeated="2" table:style-name="ce7"/>
          <table:table-cell office:value-type="string" table:style-name="ce53">
            <text:p>Vainqueur match 48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14 juillet 21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6">
          <table:table-cell office:value-type="float" office:value="51" table:style-name="ce7">
            <text:p>51</text:p>
          </table:table-cell>
          <table:table-cell office:value-type="string" table:style-name="ce34">
            <text:p>Final</text:p>
          </table:table-cell>
          <table:table-cell office:value-type="date" office:date-value="2021-07-14T21:00:00" table:style-name="ce8">
            <text:p>14-juil</text:p>
          </table:table-cell>
          <table:table-cell office:value-type="time" office:time-value="PT1065333H0M0S" table:style-name="ce9">
            <text:p>21:00</text:p>
          </table:table-cell>
          <table:table-cell office:value-type="string" table:style-name="ce54">
            <text:p>Vainqueur match 49</text:p>
          </table:table-cell>
          <table:table-cell table:number-columns-repeated="2" table:style-name="ce7"/>
          <table:table-cell office:value-type="string" table:style-name="ce53">
            <text:p>Vainqueur match 50</text:p>
          </table:table-cell>
          <table:table-cell table:number-columns-repeated="2" table:style-name="ce24"/>
          <table:table-cell table:number-columns-repeated="16374"/>
        </table:table-row>
        <table:table-row table:number-rows-repeated="1048508" table:style-name="ro2">
          <table:table-cell table:number-columns-repeated="16384"/>
        </table:table-row>
      </table:table>
      <table:table table:name="Questions_bonus_(pr_le_29_juin)" table:style-name="ta1">
        <table:table-column table:style-name="co7" table:number-columns-repeated="7" table:default-cell-style-name="ce1"/>
        <table:table-column table:style-name="co1" table:number-columns-repeated="16377" table:default-cell-style-name="ce1"/>
        <table:table-row table:style-name="ro1">
          <table:table-cell office:value-type="string" table:number-columns-spanned="7" table:number-rows-spanned="1" table:style-name="ce40">
            <text:p>Répondre à ces questions pour le 29/06</text:p>
          </table:table-cell>
          <table:covered-table-cell table:number-columns-repeated="6"/>
          <table:table-cell table:number-columns-repeated="16377"/>
        </table:table-row>
        <table:table-row table:style-name="ro6">
          <table:table-cell office:value-type="string" table:number-columns-spanned="7" table:number-rows-spanned="1" table:style-name="ce41">
            <text:p>Question bonus 1 (20 pts) : Meilleur buteur à la fin du tournoi</text:p>
          </table:table-cell>
          <table:covered-table-cell table:number-columns-repeated="6"/>
          <table:table-cell table:number-columns-repeated="16377"/>
        </table:table-row>
        <table:table-row table:style-name="ro6">
          <table:table-cell table:number-columns-spanned="6" table:number-rows-spanned="1" table:style-name="ce42"/>
          <table:covered-table-cell table:number-columns-repeated="5"/>
          <table:table-cell table:style-name="ce7"/>
          <table:table-cell table:number-columns-repeated="16377"/>
        </table:table-row>
        <table:table-row table:style-name="ro6">
          <table:table-cell office:value-type="string" table:number-columns-spanned="7" table:number-rows-spanned="1" table:style-name="ce41">
            <text:p>Question bonus 2 (15 pts) : Meilleur joueur à la fin du tournoi (nommé par l'UEFA)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spanned="7" table:number-rows-spanned="1" table:style-name="ce42"/>
          <table:covered-table-cell table:number-columns-repeated="6"/>
          <table:table-cell table:number-columns-repeated="16377"/>
        </table:table-row>
        <table:table-row table:number-rows-repeated="1048571" table:style-name="ro2">
          <table:table-cell table:number-columns-repeated="16384"/>
        </table:table-row>
      </table:table>
      <table:table table:name="'file:///C:/Users/Paul.Hubert/Desktop/Euro%202020/other/Euro%202020%20Fixtures%20V2.43%20-%20Free%20Version.xlsx'#Setup" table:style-name="ta3">
        <table:table-source xlink:href="file:///C:/Users/Paul.Hubert/Desktop/Euro%202020/other/Euro%202020%20Fixtures%20V2.43%20-%20Free%20Version.xlsx" table:table-name="Setu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Matches" table:style-name="ta3">
        <table:table-source xlink:href="file:///C:/Users/Paul.Hubert/Desktop/Euro%202020/other/Euro%202020%20Fixtures%20V2.43%20-%20Free%20Version.xlsx" table:table-name="Match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Tie_Breaker_Regulation" table:style-name="ta3">
        <table:table-source xlink:href="file:///C:/Users/Paul.Hubert/Desktop/Euro%202020/other/Euro%202020%20Fixtures%20V2.43%20-%20Free%20Version.xlsx" table:table-name="Tie_Breaker_Regulati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Language" table:style-name="ta3">
        <table:table-source xlink:href="file:///C:/Users/Paul.Hubert/Desktop/Euro%202020/other/Euro%202020%20Fixtures%20V2.43%20-%20Free%20Version.xlsx" table:table-name="Languag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Dummy_Table" table:style-name="ta3">
        <table:table-source xlink:href="file:///C:/Users/Paul.Hubert/Desktop/Euro%202020/other/Euro%202020%20Fixtures%20V2.43%20-%20Free%20Version.xlsx" table:table-name="Dummy_Table" table:mode="copy-results-only"/>
        <table:table-column/>
        <table:table-row table:number-rows-repeated="39">
          <table:table-cell table:number-columns-repeated="1638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 table:number-rows-repeated="7">
          <table:table-cell table:number-columns-repeated="1638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 table:number-rows-repeated="1048514">
          <table:table-cell table:number-columns-repeated="16244"/>
        </table:table-row>
      </table:table>
      <table:table table:name="'file:///C:/Users/Paul.Hubert/Desktop/Euro%202020/other/Euro%202020%20Fixtures%20V2.43%20-%20Free%20Version.xlsx'#About" table:style-name="ta3">
        <table:table-source xlink:href="file:///C:/Users/Paul.Hubert/Desktop/Euro%202020/other/Euro%202020%20Fixtures%20V2.43%20-%20Free%20Version.xlsx" table:table-name="Abou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License" table:style-name="ta3">
        <table:table-source xlink:href="file:///C:/Users/Paul.Hubert/Desktop/Euro%202020/other/Euro%202020%20Fixtures%20V2.43%20-%20Free%20Version.xlsx" table:table-name="Licens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Tie_Breaker_Regulation1" table:style-name="ta3">
        <table:table-source xlink:href="file:///C:/Users/Paul.Hubert/Desktop/Euro%202020/other/Euro%202020%20Fixtures%20V2.43%20-%20Free%20Version.xlsx" table:table-name="Tie_Breaker_Regulatio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Dummy_Table1" table:style-name="ta3">
        <table:table-source xlink:href="file:///C:/Users/Paul.Hubert/Desktop/Euro%202020/other/Euro%202020%20Fixtures%20V2.43%20-%20Free%20Version.xlsx" table:table-name="Dummy_Table1" table:mode="copy-results-only"/>
        <table:table-column/>
        <table:table-row table:number-rows-repeated="39">
          <table:table-cell table:number-columns-repeated="1638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 table:number-rows-repeated="1048536">
          <table:table-cell table:number-columns-repeated="16244"/>
        </table:table-row>
      </table:table>
      <table:named-expressions>
        <table:named-expression table:name="Flag37" table:expression="of:=INDIRECT(['file:///C:/Users/Paul.Hubert/Desktop/Euro%202020/other/Euro%202020%20Fixtures%20V2.43%20-%20Free%20Version.xlsx'#Dummy_Table.$EJ$40])" table:base-cell-address="README.$A$1"/>
        <table:named-expression table:name="Flag37b" table:expression="of:=INDIRECT(['file:///C:/Users/Paul.Hubert/Desktop/Euro%202020/other/Euro%202020%20Fixtures%20V2.43%20-%20Free%20Version.xlsx'#Dummy_Table.$EJ$55])" table:base-cell-address="README.$A$1"/>
        <table:named-expression table:name="Flag38" table:expression="of:=INDIRECT(['file:///C:/Users/Paul.Hubert/Desktop/Euro%202020/other/Euro%202020%20Fixtures%20V2.43%20-%20Free%20Version.xlsx'#Dummy_Table.$EJ$41])" table:base-cell-address="README.$A$1"/>
        <table:named-expression table:name="Flag38b" table:expression="of:=INDIRECT(['file:///C:/Users/Paul.Hubert/Desktop/Euro%202020/other/Euro%202020%20Fixtures%20V2.43%20-%20Free%20Version.xlsx'#Dummy_Table.$EJ$56])" table:base-cell-address="README.$A$1"/>
        <table:named-expression table:name="Flag39" table:expression="of:=INDIRECT(['file:///C:/Users/Paul.Hubert/Desktop/Euro%202020/other/Euro%202020%20Fixtures%20V2.43%20-%20Free%20Version.xlsx'#Dummy_Table.$EJ$42])" table:base-cell-address="README.$A$1"/>
        <table:named-expression table:name="Flag39b" table:expression="of:=INDIRECT(['file:///C:/Users/Paul.Hubert/Desktop/Euro%202020/other/Euro%202020%20Fixtures%20V2.43%20-%20Free%20Version.xlsx'#Dummy_Table.$EJ$57])" table:base-cell-address="README.$A$1"/>
        <table:named-expression table:name="Flag40" table:expression="of:=INDIRECT(['file:///C:/Users/Paul.Hubert/Desktop/Euro%202020/other/Euro%202020%20Fixtures%20V2.43%20-%20Free%20Version.xlsx'#Dummy_Table.$EJ$43])" table:base-cell-address="README.$A$1"/>
        <table:named-expression table:name="Flag40b" table:expression="of:=INDIRECT(['file:///C:/Users/Paul.Hubert/Desktop/Euro%202020/other/Euro%202020%20Fixtures%20V2.43%20-%20Free%20Version.xlsx'#Dummy_Table.$EJ$58])" table:base-cell-address="README.$A$1"/>
        <table:named-expression table:name="Flag41" table:expression="of:=INDIRECT(['file:///C:/Users/Paul.Hubert/Desktop/Euro%202020/other/Euro%202020%20Fixtures%20V2.43%20-%20Free%20Version.xlsx'#Dummy_Table.$EJ$44])" table:base-cell-address="README.$A$1"/>
        <table:named-expression table:name="Flag41b" table:expression="of:=INDIRECT(['file:///C:/Users/Paul.Hubert/Desktop/Euro%202020/other/Euro%202020%20Fixtures%20V2.43%20-%20Free%20Version.xlsx'#Dummy_Table.$EJ$59])" table:base-cell-address="README.$A$1"/>
        <table:named-expression table:name="Flag42" table:expression="of:=INDIRECT(['file:///C:/Users/Paul.Hubert/Desktop/Euro%202020/other/Euro%202020%20Fixtures%20V2.43%20-%20Free%20Version.xlsx'#Dummy_Table.$EJ$45])" table:base-cell-address="README.$A$1"/>
        <table:named-expression table:name="Flag42b" table:expression="of:=INDIRECT(['file:///C:/Users/Paul.Hubert/Desktop/Euro%202020/other/Euro%202020%20Fixtures%20V2.43%20-%20Free%20Version.xlsx'#Dummy_Table.$EJ$60])" table:base-cell-address="README.$A$1"/>
        <table:named-expression table:name="Flag43" table:expression="of:=INDIRECT(['file:///C:/Users/Paul.Hubert/Desktop/Euro%202020/other/Euro%202020%20Fixtures%20V2.43%20-%20Free%20Version.xlsx'#Dummy_Table.$EJ$46])" table:base-cell-address="README.$A$1"/>
        <table:named-expression table:name="Flag43b" table:expression="of:=INDIRECT(['file:///C:/Users/Paul.Hubert/Desktop/Euro%202020/other/Euro%202020%20Fixtures%20V2.43%20-%20Free%20Version.xlsx'#Dummy_Table.$EJ$61])" table:base-cell-address="README.$A$1"/>
        <table:named-expression table:name="Flag44" table:expression="of:=INDIRECT(['file:///C:/Users/Paul.Hubert/Desktop/Euro%202020/other/Euro%202020%20Fixtures%20V2.43%20-%20Free%20Version.xlsx'#Dummy_Table.$EJ$47])" table:base-cell-address="README.$A$1"/>
        <table:named-expression table:name="Flag44b" table:expression="of:=INDIRECT(['file:///C:/Users/Paul.Hubert/Desktop/Euro%202020/other/Euro%202020%20Fixtures%20V2.43%20-%20Free%20Version.xlsx'#Dummy_Table.$EJ$62])" table:base-cell-address="README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number:time-style style:name="N3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7P0">
      <number:hours number:style="long"/>
      <number:text>:</number:text>
      <number:minutes number:style="long"/>
    </number:time-style>
    <number:text-style style:name="N37">
      <number:text-content/>
      <style:map style:condition="value()&gt;=0" style:apply-style-name="N37P0"/>
    </number:text-style>
    <style:style style:name="cf1" style:family="table-cell" style:data-style-name="N0">
      <style:text-properties fo:color="#808080" fo:font-style="italic" style:font-style-asian="italic" style:font-style-complex="italic"/>
    </style:style>
    <style:style style:name="cf10" style:family="table-cell" style:data-style-name="N0">
      <style:text-properties fo:font-weight="bold" style:font-weight-asian="bold" style:font-weight-complex="bold"/>
    </style:style>
    <style:style style:name="cf11" style:family="table-cell" style:data-style-name="N0">
      <style:text-properties fo:color="#0000FF" fo:font-weight="bold" style:font-weight-asian="bold" style:font-weight-complex="bold"/>
    </style:style>
    <style:style style:name="cf12" style:family="table-cell" style:data-style-name="N0">
      <style:text-properties fo:color="#0000FF" fo:font-style="italic" style:font-style-asian="italic" style:font-style-complex="italic"/>
    </style:style>
    <style:style style:name="cf13" style:family="table-cell" style:data-style-name="N0">
      <style:text-properties fo:font-weight="bold" style:font-weight-asian="bold" style:font-weight-complex="bold"/>
    </style:style>
    <style:style style:name="cf14" style:family="table-cell" style:data-style-name="N0">
      <style:text-properties fo:color="#808080" fo:font-style="italic" style:font-style-asian="italic" style:font-style-complex="italic"/>
    </style:style>
    <style:style style:name="cf15" style:family="table-cell" style:data-style-name="N0">
      <style:text-properties fo:color="#0000FF" fo:font-weight="bold" style:font-weight-asian="bold" style:font-weight-complex="bold"/>
    </style:style>
    <style:style style:name="cf16" style:family="table-cell" style:data-style-name="N0">
      <style:text-properties fo:color="#0000FF" fo:font-style="italic" style:font-style-asian="italic" style:font-style-complex="italic"/>
    </style:style>
    <style:style style:name="cf17" style:family="table-cell" style:data-style-name="N0">
      <style:text-properties fo:font-weight="bold" style:font-weight-asian="bold" style:font-weight-complex="bold"/>
    </style:style>
    <style:style style:name="cf18" style:family="table-cell" style:data-style-name="N0">
      <style:text-properties fo:color="#808080" fo:font-style="italic" style:font-style-asian="italic" style:font-style-complex="italic"/>
    </style:style>
    <style:style style:name="cf19" style:family="table-cell" style:data-style-name="N0">
      <style:text-properties fo:color="#0000FF" fo:font-weight="bold" style:font-weight-asian="bold" style:font-weight-complex="bold"/>
    </style:style>
    <style:style style:name="cf2" style:family="table-cell" style:data-style-name="N0">
      <style:text-properties fo:font-weight="bold" style:font-weight-asian="bold" style:font-weight-complex="bold"/>
    </style:style>
    <style:style style:name="cf20" style:family="table-cell" style:data-style-name="N0">
      <style:text-properties fo:color="#0000FF" fo:font-style="italic" style:font-style-asian="italic" style:font-style-complex="italic"/>
    </style:style>
    <style:style style:name="cf21" style:family="table-cell" style:data-style-name="N0">
      <style:text-properties fo:font-weight="bold" style:font-weight-asian="bold" style:font-weight-complex="bold"/>
    </style:style>
    <style:style style:name="cf22" style:family="table-cell" style:data-style-name="N0">
      <style:text-properties fo:color="#808080" fo:font-style="italic" style:font-style-asian="italic" style:font-style-complex="italic"/>
    </style:style>
    <style:style style:name="cf23" style:family="table-cell" style:data-style-name="N0">
      <style:text-properties fo:color="#0000FF" fo:font-weight="bold" style:font-weight-asian="bold" style:font-weight-complex="bold"/>
    </style:style>
    <style:style style:name="cf24" style:family="table-cell" style:data-style-name="N0">
      <style:text-properties fo:color="#0000FF" fo:font-style="italic" style:font-style-asian="italic" style:font-style-complex="italic"/>
    </style:style>
    <style:style style:name="cf3" style:family="table-cell" style:data-style-name="N0">
      <style:text-properties fo:color="#0000FF" fo:font-weight="bold" style:font-weight-asian="bold" style:font-weight-complex="bold"/>
    </style:style>
    <style:style style:name="cf4" style:family="table-cell" style:data-style-name="N0">
      <style:text-properties fo:color="#0000FF" fo:font-style="italic" style:font-style-asian="italic" style:font-style-complex="italic"/>
    </style:style>
    <style:style style:name="cf5" style:family="table-cell" style:data-style-name="N0">
      <style:text-properties fo:color="#808080" fo:font-style="italic" style:font-style-asian="italic" style:font-style-complex="italic"/>
    </style:style>
    <style:style style:name="cf6" style:family="table-cell" style:data-style-name="N0">
      <style:text-properties fo:font-weight="bold" style:font-weight-asian="bold" style:font-weight-complex="bold"/>
    </style:style>
    <style:style style:name="cf7" style:family="table-cell" style:data-style-name="N0">
      <style:text-properties fo:color="#0000FF" fo:font-weight="bold" style:font-weight-asian="bold" style:font-weight-complex="bold"/>
    </style:style>
    <style:style style:name="cf8" style:family="table-cell" style:data-style-name="N0">
      <style:text-properties fo:color="#0000FF" fo:font-style="italic" style:font-style-asian="italic" style:font-style-complex="italic"/>
    </style:style>
    <style:style style:name="cf9" style:family="table-cell" style:data-style-name="N0">
      <style:text-properties fo:color="#808080" fo:font-style="italic" style:font-style-asian="italic" style:font-style-complex="italic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enoît WILLIATTE</meta:initial-creator>
    <dc:creator>HUBERT Paul</dc:creator>
    <meta:creation-date>2024-06-11T13:41:17Z</meta:creation-date>
    <dc:date>2024-06-24T08:56:11Z</dc:date>
  </office:meta>
</office:document-meta>
</file>